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e6877" officeooo:paragraph-rsid="000e6877" style:font-size-asian="12.25pt" style:font-weight-asian="bold" style:font-size-complex="14pt" style:font-weight-complex="bold"/>
    </style:style>
    <style:style style:name="P2" style:family="paragraph" style:parent-style-name="Standard">
      <style:text-properties fo:font-size="14pt" fo:font-weight="bold" officeooo:rsid="00103a65" officeooo:paragraph-rsid="00103a65" style:font-size-asian="12.25pt" style:font-weight-asian="bold" style:font-size-complex="14pt" style:font-weight-complex="bold"/>
    </style:style>
    <style:style style:name="P3" style:family="paragraph" style:parent-style-name="Standard" style:list-style-name="L1">
      <style:text-properties fo:font-size="14pt" fo:font-weight="bold" officeooo:rsid="00103a65" officeooo:paragraph-rsid="00103a65" style:font-size-asian="12.25pt" style:font-weight-asian="bold" style:font-size-complex="14pt" style:font-weight-complex="bold"/>
    </style:style>
    <style:style style:name="P4" style:family="paragraph" style:parent-style-name="Standard">
      <style:text-properties fo:font-size="14pt" fo:font-weight="bold" officeooo:rsid="00106929" officeooo:paragraph-rsid="00106929" style:font-size-asian="12.25pt" style:font-weight-asian="bold" style:font-size-complex="14pt" style:font-weight-complex="bold"/>
    </style:style>
    <style:style style:name="P5" style:family="paragraph" style:parent-style-name="Standard">
      <style:text-properties fo:font-size="14pt" fo:font-weight="bold" officeooo:rsid="00112117" officeooo:paragraph-rsid="00112117" style:font-size-asian="14pt" style:font-weight-asian="bold" style:font-size-complex="14pt" style:font-weight-complex="bold"/>
    </style:style>
    <style:style style:name="P6" style:family="paragraph" style:parent-style-name="Standard">
      <style:text-properties fo:font-size="14pt" fo:font-weight="normal" officeooo:rsid="00103a65" officeooo:paragraph-rsid="00103a65" style:font-size-asian="12.25pt" style:font-weight-asian="normal" style:font-size-complex="14pt" style:font-weight-complex="normal"/>
    </style:style>
    <style:style style:name="P7" style:family="paragraph" style:parent-style-name="Standard">
      <style:text-properties fo:font-size="14pt" fo:font-weight="normal" officeooo:rsid="00106929" officeooo:paragraph-rsid="00106929" style:font-size-asian="12.25pt" style:font-weight-asian="normal" style:font-size-complex="14pt" style:font-weight-complex="normal"/>
    </style:style>
    <style:style style:name="P8" style:family="paragraph" style:parent-style-name="Standard">
      <style:text-properties fo:font-size="14pt" fo:font-weight="normal" officeooo:rsid="00143a59" officeooo:paragraph-rsid="00143a59" style:font-size-asian="12.25pt" style:font-weight-asian="normal" style:font-size-complex="14pt" style:font-weight-complex="normal"/>
    </style:style>
    <style:style style:name="P9" style:family="paragraph" style:parent-style-name="Standard">
      <style:text-properties fo:font-size="14pt" fo:font-weight="normal" officeooo:rsid="00112117" officeooo:paragraph-rsid="00112117" style:font-size-asian="14pt" style:font-weight-asian="normal" style:font-size-complex="14pt" style:font-weight-complex="normal"/>
    </style:style>
    <style:style style:name="P10" style:family="paragraph" style:parent-style-name="Standard">
      <style:text-properties officeooo:paragraph-rsid="00103a65"/>
    </style:style>
    <style:style style:name="P11" style:family="paragraph" style:parent-style-name="Standard">
      <style:text-properties fo:font-size="18pt" fo:font-weight="bold" officeooo:rsid="00103a65" officeooo:paragraph-rsid="00103a65" style:font-size-asian="18pt" style:font-weight-asian="bold" style:font-size-complex="18pt" style:font-weight-complex="bold"/>
    </style:style>
    <style:style style:name="P12" style:family="paragraph" style:parent-style-name="Standard">
      <style:text-properties fo:font-size="18pt" fo:font-weight="bold" officeooo:rsid="00106929" officeooo:paragraph-rsid="00106929" style:font-size-asian="15.75pt" style:font-weight-asian="bold" style:font-size-complex="18pt" style:font-weight-complex="bold"/>
    </style:style>
    <style:style style:name="P13" style:family="paragraph" style:parent-style-name="Standard">
      <style:text-properties fo:font-size="18pt" fo:font-weight="bold" officeooo:rsid="00112117" officeooo:paragraph-rsid="00112117" style:font-size-asian="15.75pt" style:font-weight-asian="bold" style:font-size-complex="18pt" style:font-weight-complex="bold"/>
    </style:style>
    <style:style style:name="P14" style:family="paragraph" style:parent-style-name="Standard" style:list-style-name="L2">
      <style:text-properties officeooo:rsid="00106929" officeooo:paragraph-rsid="00106929"/>
    </style:style>
    <style:style style:name="P15" style:family="paragraph" style:parent-style-name="Standard">
      <style:text-properties officeooo:rsid="00106929" officeooo:paragraph-rsid="00106929"/>
    </style:style>
    <style:style style:name="P16" style:family="paragraph" style:parent-style-name="Standard">
      <style:text-properties fo:font-weight="bold" officeooo:rsid="00106929" officeooo:paragraph-rsid="00106929" style:font-weight-asian="bold" style:font-weight-complex="bold"/>
    </style:style>
    <style:style style:name="P17" style:family="paragraph" style:parent-style-name="Standard">
      <style:text-properties fo:font-weight="normal" officeooo:rsid="00106929" officeooo:paragraph-rsid="00106929" style:font-weight-asian="normal" style:font-weight-complex="normal"/>
    </style:style>
    <style:style style:name="P18" style:family="paragraph" style:parent-style-name="Standard">
      <style:text-properties officeooo:paragraph-rsid="00143a59"/>
    </style:style>
    <style:style style:name="P19" style:family="paragraph" style:parent-style-name="Standard" style:list-style-name="L2">
      <style:text-properties officeooo:rsid="0016a64c" officeooo:paragraph-rsid="0016a64c"/>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03a65" style:font-size-asian="12.25pt" style:font-weight-asian="normal" style:font-size-complex="14pt" style:font-weight-complex="normal"/>
    </style:style>
    <style:style style:name="T4" style:family="text">
      <style:text-properties fo:font-size="14pt" fo:font-weight="normal" officeooo:rsid="00106929" style:font-size-asian="12.25pt" style:font-weight-asian="normal" style:font-size-complex="14pt" style:font-weight-complex="normal"/>
    </style:style>
    <style:style style:name="T5" style:family="text">
      <style:text-properties fo:font-size="14pt" fo:font-weight="normal" officeooo:rsid="0015feb6" style:font-size-asian="12.25pt" style:font-weight-asian="normal" style:font-size-complex="14pt" style:font-weight-complex="normal"/>
    </style:style>
    <style:style style:name="T6" style:family="text">
      <style:text-properties fo:font-size="14pt" style:font-size-asian="12.25pt" style:font-size-complex="14pt"/>
    </style:style>
    <style:style style:name="T7" style:family="text">
      <style:text-properties officeooo:rsid="00143a59"/>
    </style:style>
    <style:style style:name="T8" style:family="text">
      <style:text-properties officeooo:rsid="0015fe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Хакатон</text:p>
      <text:p text:style-name="P1">Команда: <text:span text:style-name="T1">SmartPig</text:span></text:p>
      <text:p text:style-name="P1">Проект: <text:span text:style-name="T1">Онлайн-сервис юридических консультаций</text:span></text:p>
      <text:p text:style-name="P1">Участники:<text:span text:style-name="T1"> Данила Мантуров (Капитан), Игорь Крекнин</text:span></text:p>
      <text:p text:style-name="P1"><text:span text:style-name="T1"/></text:p>
      <text:p text:style-name="P4">Описание:</text:p>
      <text:p text:style-name="P18"><text:span text:style-name="T5">Данный сервис предназначен для оказания клиентам (физ. Лица, ИП, СЗ) самых быстрых, недорогих и качественных юридических консультаций онлайн. Исследовав существующие решения, сделан вывод, что подобные сервисы реализованы лишь в рамках каких-то юр фирм и направлены исключительно на привлечение клиента для того, чтобы он стал пользоваться услугами оффлайн. Наш сервис предлагает полностью дистанционное обслуживание. Клиент консультируется по вопросам, но все действия производит самостоятельно, то есть выезд юриста на места не предполагается, исключительно консультации. Преимущества данного сервиса в том, что он годится для большого количества стандартных и не очень случаев, когда нет необходимости присутствия человека в офисе. Юристы и их секретари могут полностью работать на дому, за счёт этого экономится большое количество средств и времени. </text:span></text:p>
      <text:p text:style-name="P8">Данный проект очень актуален, т. к. зачастую нам всего лишь надо проконсультироваться по каким то вопросам: проверить договор при приёме на работу, покупки имущества, правильно оформить обращение в суд по административному делу, для этого приходится искать различные фирмы, оплачивать личный приём.</text:p>
      <text:p text:style-name="P8">Так же неоспоримым преимуществом являются алгоритмы контроля качества работы юристов и возможность разрешения конфликтов.</text:p>
      <text:p text:style-name="P1"><text:span text:style-name="T1"/></text:p>
      <text:p text:style-name="P2"><text:span text:style-name="T1">Роли пользователей:</text:span></text:p>
      <text:list xml:id="list1312516485" text:style-name="L1">
        <text:list-item>
          <text:p text:style-name="P3"><text:span text:style-name="T1">Клиент</text:span></text:p>
        </text:list-item>
        <text:list-item>
          <text:p text:style-name="P3"><text:span text:style-name="T1">Юрист (с наименованием деятельности)</text:span></text:p>
        </text:list-item>
        <text:list-item>
          <text:p text:style-name="P3"><text:span text:style-name="T1">Сотрудник службы контроля</text:span></text:p>
        </text:list-item>
      </text:list>
      <text:p text:style-name="P2"><text:span text:style-name="T1"/></text:p>
      <text:p text:style-name="P11">Форма входа (Общая для всех):</text:p>
      <text:p text:style-name="P2"><text:span text:style-name="T1"><text:tab/>Пока просто форма с логином/паролем (предполагается интеграция с городскими сервисами)</text:span></text:p>
      <text:p text:style-name="P2"><text:span text:style-name="T1"/></text:p>
      <text:p text:style-name="P11">Разделы для клиента:</text:p>
      <text:p text:style-name="P6"/>
      <text:p text:style-name="P2">Главное меню:</text:p>
      <text:p text:style-name="P10"><text:span text:style-name="T3">Имя, список всех файлов документов пользователя</text:span></text:p>
      <text:p text:style-name="P10"><text:span text:style-name="T3">Кнопка создать обращение</text:span></text:p>
      <text:p text:style-name="P10"><text:span text:style-name="T4">Список </text:span><text:span text:style-name="T3">мои</text:span><text:span text:style-name="T4">х</text:span><text:span text:style-name="T3"> обращени</text:span><text:span text:style-name="T4">й:</text:span></text:p>
      <text:p text:style-name="P10"><text:span text:style-name="T4"><text:tab/>Наименование, Список Юристов, Статус</text:span></text:p>
      <text:p text:style-name="P10"><text:span text:style-name="T4"><text:tab/><text:tab/>Статусы обращения:</text:span></text:p>
      <text:list xml:id="list167919724" text:style-name="L2">
        <text:list-item>
          <text:p text:style-name="P14"><text:span text:style-name="T2">Ожидает рассмотрения</text:span></text:p>
        </text:list-item>
        <text:list-item>
          <text:p text:style-name="P14"><text:soft-page-break/><text:span text:style-name="T2">Назначена встреча на Х.Х.Х Х:Х</text:span></text:p>
        </text:list-item>
        <text:list-item>
          <text:p text:style-name="P14"><text:span text:style-name="T2">Сообщение от юриста</text:span></text:p>
        </text:list-item>
        <text:list-item>
          <text:p text:style-name="P14"><text:span text:style-name="T2">В работе</text:span></text:p>
        </text:list-item>
        <text:list-item>
          <text:p text:style-name="P14"><text:span text:style-name="T2">Ожидание Ваших действий</text:span></text:p>
        </text:list-item>
        <text:list-item>
          <text:p text:style-name="P14"><text:span text:style-name="T2">Выставлен счёт</text:span></text:p>
        </text:list-item>
        <text:list-item>
          <text:p text:style-name="P14"><text:span text:style-name="T2">Завершено</text:span></text:p>
        </text:list-item>
        <text:list-item>
          <text:p text:style-name="P19"><text:span text:style-name="T2">Ожидание платежа за обращение</text:span></text:p>
        </text:list-item>
        <text:list-item>
          <text:p text:style-name="P19"><text:span text:style-name="T2">Поиск юриста</text:span></text:p>
        </text:list-item>
      </text:list>
      <text:p text:style-name="P15"><text:span text:style-name="T2">Кнопка выхода</text:span></text:p>
      <text:p text:style-name="P15"><text:span text:style-name="T2"/></text:p>
      <text:p text:style-name="P16"><text:span text:style-name="T6">Страница консультаций</text:span></text:p>
      <text:p text:style-name="P17"><text:span text:style-name="T6">При подаче заявки выставляется счёт на 100 у.е. (такжде есть промокоды). </text:span></text:p>
      <text:p text:style-name="P17"><text:span text:style-name="T6"/></text:p>
      <text:p text:style-name="P17"><text:span text:style-name="T6">Список всех участников диалога</text:span></text:p>
      <text:p text:style-name="P17"><text:span text:style-name="T6">Поле общения</text:span></text:p>
      <text:p text:style-name="P17"><text:span text:style-name="T6">Поле для звонков (если успеем WebRTC), список документов</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2">Разделы для юриста</text:p>
      <text:p text:style-name="P12"/>
      <text:p text:style-name="P4">Список новых заявок (как на фрилансе)</text:p>
      <text:p text:style-name="P7">Простой список с названием, именем клиента (если он оплатил обращение)</text:p>
      <text:p text:style-name="P7"/>
      <text:p text:style-name="P4">Подробности новой заявки</text:p>
      <text:p text:style-name="P7">Описание, файлы, кнопка «Взять»</text:p>
      <text:p text:style-name="P7"/>
      <text:p text:style-name="P4">Список моих заявок (примерно как у клиента)</text:p>
      <text:p text:style-name="P4"/>
      <text:p text:style-name="P4">Подробности заявки</text:p>
      <text:p text:style-name="P7">Как у клиента, только с возможностью приглашать других юристов, выходить оттуда</text:p>
      <text:p text:style-name="P7">Назначение встречи</text:p>
      <text:p text:style-name="P7">Выставление счёта</text:p>
      <text:p text:style-name="P15"><text:span text:style-name="T2"/></text:p>
      <text:p text:style-name="P6"/>
      <text:p text:style-name="P13">Разделы для службы контроля</text:p>
      <text:p text:style-name="P9">Создание юриста (редактирование/удаление)</text:p>
      <text:p text:style-name="P9">Просмотр обращений всех пользователей </text:p>
      <text:p text:style-name="P9">Отдельно с жалобами и признаками неладного</text:p>
      <text:p text:style-name="P9"/>
      <text:p text:style-name="P9"/>
      <text:p text:style-name="P5"><text:soft-page-break/>Признаки неладного</text:p>
      <text:p text:style-name="P9">Маркеры ошибки (заранее подготовленные сценарии, например земельный спор и требуется выписка с банковской карты, высокая цена, упоминание личных контактов, названий фирм (в рамках хакатона хотя бы это можно сделать)).</text:p>
      <text:p text:style-name="P9"/>
      <text:p text:style-name="P9">Признак помечается «Корректным» или «Некорректным», тут у сотрудника все права на редактирование обращения.</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29T20:07:00.637336538</meta:creation-date>
    <dc:date>2020-05-30T10:47:35.201456700</dc:date>
    <meta:editing-duration>PT14H18M22S</meta:editing-duration>
    <meta:editing-cycles>6</meta:editing-cycles>
    <meta:generator>LibreOffice/6.3.5.2$Linux_X86_64 LibreOffice_project/30$Build-2</meta:generator>
    <meta:document-statistic meta:table-count="0" meta:image-count="0" meta:object-count="0" meta:page-count="3" meta:paragraph-count="53" meta:word-count="406" meta:character-count="3017" meta:non-whitespace-character-count="2669"/>
  </office:meta>
</office:document-meta>
</file>